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fo:line-height="150%" fo:text-align="center" style:justify-single-word="false" style:page-number="auto"/>
      <style:text-properties fo:font-style="italic" fo:font-weight="bold" officeooo:rsid="008268a2" officeooo:paragraph-rsid="008268a2" style:font-style-asian="italic" style:font-weight-asian="bold" style:font-style-complex="italic" style:font-weight-complex="bold"/>
    </style:style>
    <style:style style:name="P7" style:family="paragraph" style:parent-style-name="First_20_line_20_indent">
      <style:paragraph-properties fo:line-height="150%" fo:text-align="justify" style:justify-single-word="false"/>
      <style:text-properties fo:font-style="italic" fo:font-weight="bold" officeooo:rsid="008268a2" officeooo:paragraph-rsid="008268a2" style:font-style-asian="italic" style:font-weight-asian="bold" style:font-style-complex="italic" style:font-weight-complex="bold"/>
    </style:style>
    <style:style style:name="P8" style:family="paragraph" style:parent-style-name="First_20_line_20_indent">
      <style:paragraph-properties fo:line-height="150%" fo:text-align="center" style:justify-single-word="false"/>
      <style:text-properties fo:font-style="italic" fo:font-weight="bold" officeooo:rsid="00845096" officeooo:paragraph-rsid="008268a2" style:font-style-asian="italic" style:font-weight-asian="bold" style:font-style-complex="italic" style:font-weight-complex="bold"/>
    </style:style>
    <style:style style:name="P9" style:family="paragraph" style:parent-style-name="First_20_line_20_indent">
      <style:paragraph-properties fo:line-height="150%" fo:text-align="justify" style:justify-single-word="false"/>
      <style:text-properties fo:font-style="italic" fo:font-weight="normal" officeooo:rsid="008268a2" officeooo:paragraph-rsid="008268a2" style:font-style-asian="italic" style:font-weight-asian="normal" style:font-style-complex="italic" style:font-weight-complex="normal"/>
    </style:style>
    <style:style style:name="P10" style:family="paragraph" style:parent-style-name="First_20_line_20_indent">
      <style:paragraph-properties fo:line-height="150%" fo:text-align="justify" style:justify-single-word="false"/>
      <style:text-properties fo:font-style="normal" fo:font-weight="normal" officeooo:rsid="008268a2" officeooo:paragraph-rsid="008268a2" style:font-style-asian="normal" style:font-weight-asian="normal" style:font-style-complex="normal" style:font-weight-complex="normal"/>
    </style:style>
    <style:style style:name="P11" style:family="paragraph" style:parent-style-name="First_20_line_20_indent" style:list-style-name="L1">
      <style:paragraph-properties fo:line-height="150%" fo:text-align="justify" style:justify-single-word="false"/>
      <style:text-properties fo:font-style="normal" fo:font-weight="normal" officeooo:rsid="008268a2" officeooo:paragraph-rsid="008268a2" style:font-style-asian="normal" style:font-weight-asian="normal" style:font-style-complex="normal" style:font-weight-complex="normal"/>
    </style:style>
    <style:style style:name="P12" style:family="paragraph" style:parent-style-name="First_20_line_20_indent">
      <style:paragraph-properties fo:line-height="150%" fo:text-align="justify" style:justify-single-word="false"/>
      <style:text-properties fo:font-style="normal" fo:font-weight="normal" officeooo:rsid="00845096" officeooo:paragraph-rsid="00845096" style:font-style-asian="normal" style:font-weight-asian="normal" style:font-style-complex="normal" style:font-weight-complex="normal"/>
    </style:style>
    <style:style style:name="P13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  <style:text-properties fo:font-style="normal" fo:font-weight="normal" officeooo:rsid="00845096" officeooo:paragraph-rsid="00845096" style:font-style-asian="normal" style:font-weight-asian="normal" style:font-style-complex="normal" style:font-weight-complex="normal"/>
    </style:style>
    <style:style style:name="P14" style:family="paragraph" style:parent-style-name="First_20_line_20_indent" style:list-style-name="L2">
      <style:paragraph-properties fo:line-height="150%" fo:text-align="justify" style:justify-single-word="false"/>
      <style:text-properties fo:font-style="normal" fo:font-weight="normal" officeooo:rsid="00845096" officeooo:paragraph-rsid="00845096" style:font-style-asian="normal" style:font-weight-asian="normal" style:font-style-complex="normal" style:font-weight-complex="normal"/>
    </style:style>
    <style:style style:name="P15" style:family="paragraph" style:parent-style-name="First_20_line_20_indent" style:list-style-name="L3">
      <loext:graphic-properties draw:fill="none" draw:fill-gradient-name="gradient" draw:fill-hatch-name="hatch"/>
      <style:paragraph-properties fo:margin-left="0.101cm" fo:margin-right="0cm" fo:line-height="150%" fo:text-align="justify" style:justify-single-word="false" fo:text-indent="1.199cm" style:auto-text-indent="false" fo:background-color="transparent" fo:padding="1.251cm" fo:border="none"/>
      <style:text-properties fo:font-style="normal" fo:font-weight="normal" officeooo:rsid="00845096" officeooo:paragraph-rsid="0086a369" style:font-style-asian="normal" style:font-weight-asian="normal" style:font-style-complex="normal" style:font-weight-complex="normal"/>
    </style:style>
    <style:style style:name="P16" style:family="paragraph" style:parent-style-name="First_20_line_20_indent" style:list-style-name="L3" style:master-page-name="">
      <loext:graphic-properties draw:fill="none" draw:fill-gradient-name="gradient" draw:fill-hatch-name="hatch"/>
      <style:paragraph-properties fo:margin-left="0.101cm" fo:margin-right="0cm" fo:line-height="150%" fo:text-align="justify" style:justify-single-word="false" fo:text-indent="1.199cm" style:auto-text-indent="false" style:page-number="auto" fo:background-color="transparent" fo:padding="1.251cm" fo:border="none"/>
      <style:text-properties fo:font-style="normal" fo:font-weight="normal" officeooo:rsid="00845096" officeooo:paragraph-rsid="0086a369" style:font-style-asian="normal" style:font-weight-asian="normal" style:font-style-complex="normal" style:font-weight-complex="normal"/>
    </style:style>
    <style:style style:name="P17" style:family="paragraph" style:parent-style-name="First_20_line_20_indent" style:list-style-name="L3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3cm" style:auto-text-indent="false" style:page-number="auto" fo:background-color="transparent" fo:padding="1.251cm" fo:border="none"/>
      <style:text-properties fo:font-style="normal" fo:font-weight="normal" officeooo:rsid="00845096" officeooo:paragraph-rsid="0086a369" style:font-style-asian="normal" style:font-weight-asian="normal" style:font-style-complex="normal" style:font-weight-complex="normal"/>
    </style:style>
    <style:style style:name="P18" style:family="paragraph" style:parent-style-name="First_20_line_20_indent">
      <style:paragraph-properties fo:line-height="150%" fo:text-align="justify" style:justify-single-word="false"/>
      <style:text-properties fo:font-style="normal" style:text-underline-style="none" fo:font-weight="bold" officeooo:rsid="00845096" officeooo:paragraph-rsid="00845096" style:font-style-asian="normal" style:font-weight-asian="bold" style:font-style-complex="normal" style:font-weight-complex="bold"/>
    </style:style>
    <style:style style:name="P19" style:family="paragraph" style:parent-style-name="First_20_line_20_indent">
      <style:paragraph-properties fo:line-height="150%" fo:text-align="justify" style:justify-single-word="false"/>
      <style:text-properties fo:font-style="normal" style:text-underline-style="none" fo:font-weight="normal" officeooo:rsid="00845096" officeooo:paragraph-rsid="00845096" style:font-style-asian="normal" style:font-weight-asian="normal" style:font-style-complex="normal" style:font-weight-complex="normal"/>
    </style:style>
    <style:style style:name="P20" style:family="paragraph" style:parent-style-name="First_20_line_20_indent">
      <style:paragraph-properties fo:line-height="150%" fo:text-align="justify" style:justify-single-word="false"/>
      <style:text-properties fo:font-style="normal" fo:font-weight="bold" officeooo:rsid="00845096" officeooo:paragraph-rsid="00845096" style:font-style-asian="normal" style:font-weight-asian="bold" style:font-style-complex="normal" style:font-weight-complex="bold"/>
    </style:style>
    <style:style style:name="P21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  <style:text-properties fo:font-style="normal" fo:font-weight="bold" officeooo:rsid="00845096" officeooo:paragraph-rsid="0086a369" style:font-style-asian="normal" style:font-weight-asian="bold" style:font-style-complex="normal" style:font-weight-complex="bold"/>
    </style:style>
    <style:style style:name="P22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84509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f3dd"/>
    </style:style>
    <style:style style:name="T6" style:family="text">
      <style:text-properties officeooo:rsid="0086a369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3д моделирование комнаты с техническими средствами охраны</text:p>
      <text:p text:style-name="P8"/>
      <text:p text:style-name="P18"><text:tab/>проблема</text:p>
      <text:p text:style-name="P19">основная проблема решаемая данной программой – отсутсвие доступного и наглядного инструмента для предварительной оценки размещения технических средств охраны в трехмерном пространстве. Существущие системы автоматизированного проектирования часто сложны в эксплуатации и требуют платных лицензий а так же не имеют адаптации к техническим средствам охраны. Данная программа позволяет быстро создать модель помещения заданных размеров, выбрать тип устройства, установить его на пол, стену или потолок, настроить его параметры зоны действия(радиус, угол, дальность) и сразу увидеть результат. Это помогает выявить недостатки размещения на ранней стадии, избежать лишних затрат на перестановку оборудования после его монтажа.</text:p>
      <text:p text:style-name="P7"><text:tab/><text:span text:style-name="T2">актуальность</text:span></text:p>
      <text:p text:style-name="P10">современные системы охраны требуют тщательного проектирования размещения перед установкой технических средств охраны таких как:</text:p>
      <text:list text:style-name="L1">
        <text:list-item>
          <text:p text:style-name="P11">камеры видеонаблюдения</text:p>
        </text:list-item>
        <text:list-item>
          <text:p text:style-name="P11">инфракрасный датчик</text:p>
        </text:list-item>
        <text:list-item>
          <text:p text:style-name="P11">извещатель</text:p>
        </text:list-item>
        <text:list-item>
          <text:p text:style-name="P11">датчик звука</text:p>
        </text:list-item>
        <text:list-item>
          <text:p text:style-name="P11">и т.д</text:p>
        </text:list-item>
      </text:list>
      <text:p text:style-name="P9"/>
      <text:p text:style-name="P10">для обеспечения максимальной эффективности и отсутсвия “слепих зон”. Традиционные двумерные чертежи не позволяют наглядно оценить реальную зону действия устройств и правильно сориентировать оборудование в пространстве. <text:span text:style-name="T3">Данная разработанная программа предоставляет возможность трехмерного моделирования комнаты и интерактивной расстановки технических средств охраны с визуализацией их зон покрытия, что существенно повысит качество проектирования и снижает риск ошибок при монтаже.</text:span></text:p>
      <text:p text:style-name="P10"/>
      <text:p text:style-name="P20"><text:soft-page-break/><text:tab/>Затраты</text:p>
      <text:p text:style-name="P12">разработка программы велась с использованием бесплатных инструментов: библиотеки Three.js для рендеринга 3д, OrbitContrls для управления камерой, шрифтового пакета Font Awesome. Все компоненты распространяются под свободными лицензиями и могут использоваться в коммерческих и учебных целях без отчислений. Время, затраченное на написание кода, составило около 55-60 часов. При тиражировании программи дополнительные затраты на ее установку отдельно на персональный компьютер отсутствуют, так как она работает локально и не требует серверной инфраструктуры.</text:p>
      <text:p text:style-name="P12"><text:tab/><text:span text:style-name="T4">Рентабельность</text:span></text:p>
      <text:p text:style-name="P12">использовании программы позволяет сэкономить средства на этапе проектирования за счет:</text:p>
      <text:list text:style-name="L2">
        <text:list-item>
          <text:p text:style-name="P14">сокращения времени на разработку схем размещения(до 30-50% по сравнению с ручным расчетом);</text:p>
        </text:list-item>
        <text:list-item>
          <text:p text:style-name="P14">уменьшение вероятности ошибок, требующих повторного выезда монтажников;</text:p>
        </text:list-item>
        <text:list-item>
          <text:p text:style-name="P14">возможности быстрой корректировки проекта при изменении планировки или замене оборудования</text:p>
        </text:list-item>
        <text:list-item>
          <text:p text:style-name="P14">экономический эффект особенно заметен при проектировании крупных объектов с большим количеством датчиков и камер.</text:p>
        </text:list-item>
      </text:list>
      <text:p text:style-name="P13">Внедрение подобного инструмента окупается после нескольких проектов.</text:p>
      <text:p text:style-name="P13"/>
      <text:p text:style-name="P21"><text:tab/>Польза</text:p>
      <text:p text:style-name="P21"><text:span text:style-name="T7"><text:tab/>программа приносит практическую пользу следующим категориям пользователей:</text:span></text:p>
      <text:list xml:id="list3110107401" text:style-name="L3">
        <text:list-item>
          <text:p text:style-name="P16">инженер-проектировщик – позволяет быстро создать и проверть варианты размещения ТСО, формировать отчеты и <text:soft-page-break/>визуализировать проект для заказчика.</text:p>
        </text:list-item>
        <text:list-item>
          <text:p text:style-name="P15">Монтажные бригады – лает наглядное представление о будущем расположении оборудования, упрощает согласование работы.</text:p>
        </text:list-item>
        <text:list-item>
          <text:p text:style-name="P15">Студенты и преподаватели – служит учебным пособием для изучения принципов работы охранных систем и трехмерного моделирования.</text:p>
        </text:list-item>
        <text:list-item>
          <text:p text:style-name="P15">Специалист по безопасности – помогает оптимизировать расстановку средств для достижения требуемого уровня защиты при минимальных затратах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Кроме того данная программа может работать без доступа к интернету <text:line-break/>что позволяет использовать ее на удаленных учатсках и объектах в <text:line-break/>условиях ограниченной сетевой инфраструктуры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возможности улучшения </text:p>
      <text:p text:style-name="P10">добавить препядтсвия (мебель) <text:span text:style-name="T6">и их влияние на области действия ТСО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7:40:40.402165127</meta:creation-date>
    <dc:title>Default</dc:title>
    <meta:editing-cycles>5</meta:editing-cycles>
    <meta:editing-duration>PT52M57S</meta:editing-duration>
    <meta:generator>LibreOffice/7.5.2.1$Linux_X86_64 LibreOffice_project/50$Build-1</meta:generator>
    <dc:date>2026-03-20T17:47:55.687957163</dc:date>
    <meta:document-statistic meta:table-count="1" meta:image-count="0" meta:object-count="0" meta:page-count="3" meta:paragraph-count="39" meta:word-count="445" meta:character-count="3542" meta:non-whitespace-character-count="3136"/>
  </office:meta>
</office:document-meta>
</file>